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</text:p>
          </draw:text-box>
        </draw:frame>
        <draw:frame draw:style-name="TransBox" svg:width="31.8700cm" svg:height="5.5000cm" svg:x="1.0000cm" svg:y="2.3000cm">
          <draw:text-box>
            <text:p text:style-name="PTitleMain">Advanced systemd — Dependencies, Drop-ins</text:p>
          </draw:text-box>
        </draw:frame>
        <draw:frame draw:style-name="TransBox" svg:width="31.8700cm" svg:height="3.5000cm" svg:x="1.0000cm" svg:y="8.8000cm">
          <draw:text-box>
            <text:p text:style-name="PBody">This chapter goes beyond basic systemctl start/stop to cover unit design, dependency management, and safe customisation via drop-ins. Unit dependency directives Example: service that needs the network and a database</text:p>
          </draw:text-box>
        </draw:frame>
        <draw:frame draw:style-name="TransBox" svg:width="31.8700cm" svg:height="1.0000cm" svg:x="1.0000cm" svg:y="17.8000cm">
          <draw:text-box>
            <text:p text:style-name="PFooter">05-rhca/02-systemd-advanced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Unit dependency directives</text:p>
            <text:p text:style-name="PBullet">▶  network.target vs network-online.target</text:p>
            <text:p text:style-name="PBullet">▶  Drop-in files — customise without modifying originals</text:p>
            <text:p text:style-name="PBullet">▶  Service restart policies</text:p>
            <text:p text:style-name="PBullet">▶  Template units</text:p>
            <text:p text:style-name="PBullet">▶  Target units (grouping)</text:p>
            <text:p text:style-name="PBullet">▶  Analyse startup ti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nit dependency directives</text:p>
          </draw:text-box>
        </draw:frame>
        <draw:frame draw:style-name="TransBox" svg:width="31.8700cm" svg:height="13.5500cm" svg:x="1.0000cm" svg:y="4.0000cm">
          <draw:text-box>
            <text:p text:style-name="PBullet">• systemd uses directives to define ordering and requirements between units:</text:p>
            <text:p text:style-name="PBullet">• Directive: Meaning</text:p>
            <text:p text:style-name="PBullet">• Requires=: Strong dependency — if the required unit fails, this unit fails too</text:p>
            <text:p text:style-name="PBullet">• Wants=: Weak dependency — if the required unit fails, this unit continues</text:p>
            <text:p text:style-name="PBullet">• After=: This unit starts after the listed units</text:p>
            <text:p text:style-name="PBullet">• Before=: This unit starts before the listed units</text:p>
            <text:p text:style-name="PBullet">• BindsTo=: Like Requires, but if the dependency stops, this unit stops too</text:p>
            <text:p text:style-name="PBullet">• PartOf=: If parent is restarted/stopped, this unit follows</text:p>
            <text:p text:style-name="PBullet">• Conflicts=: Cannot run simultaneously with the listed unit</text:p>
            <text:p text:style-name="PBullet">• 💡 After= does not imply Requires=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etwork.target vs network-online.target</text:p>
          </draw:text-box>
        </draw:frame>
        <draw:frame draw:style-name="TransBox" svg:width="15.7350cm" svg:height="13.5500cm" svg:x="1.0000cm" svg:y="4.0000cm">
          <draw:text-box>
            <text:p text:style-name="PBullet">• Target: Meaning</text:p>
            <text:p text:style-name="PBullet">• network.target: Network interfaces configured (may not have connectivity yet)</text:p>
            <text:p text:style-name="PBullet">• network-online.target: Network is up and reachable (NM reports connected)</text:p>
            <text:p text:style-name="PBullet">• For services that make outbound connections at startup, use:</text:p>
          </draw:text-box>
        </draw:frame>
        <draw:frame draw:style-name="CodeBox" svg:width="15.7350cm" svg:height="13.5500cm" svg:x="17.1350cm" svg:y="4.0000cm">
          <draw:text-box>
            <text:p text:style-name="PCode">After=network-online.target
Wants=network-online.targe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rop-in files — customise without modifying originals</text:p>
          </draw:text-box>
        </draw:frame>
        <draw:frame draw:style-name="TransBox" svg:width="15.7350cm" svg:height="13.5500cm" svg:x="1.0000cm" svg:y="4.0000cm">
          <draw:text-box>
            <text:p text:style-name="PBullet">• Drop-ins override or extend a unit without touching the shipped file:</text:p>
            <text:p text:style-name="PBullet">• This creates /etc/systemd/system/sshd.service.d/override.conf.</text:p>
            <text:p text:style-name="PBullet">• Example — add a restart policy without touching the original unit:</text:p>
            <text:p text:style-name="PBullet">• View the merged effective unit:</text:p>
            <text:p text:style-name="PBullet">• After editing a drop-in:</text:p>
          </draw:text-box>
        </draw:frame>
        <draw:frame draw:style-name="CodeBox" svg:width="15.7350cm" svg:height="13.5500cm" svg:x="17.1350cm" svg:y="4.0000cm">
          <draw:text-box>
            <text:p text:style-name="PCode"># Create a drop-in for sshd.service
sudo systemctl edit sshd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rop-in files — customise without modifying originals (cont.)</text:p>
          </draw:text-box>
        </draw:frame>
        <draw:frame draw:style-name="CodeBox" svg:width="31.8700cm" svg:height="13.5500cm" svg:x="1.0000cm" svg:y="4.0000cm">
          <draw:text-box>
            <text:p text:style-name="PCode">[Service]
Restart=always
RestartSec=5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rop-in files — customise without modifying originals (cont.)</text:p>
          </draw:text-box>
        </draw:frame>
        <draw:frame draw:style-name="CodeBox" svg:width="31.8700cm" svg:height="13.5500cm" svg:x="1.0000cm" svg:y="4.0000cm">
          <draw:text-box>
            <text:p text:style-name="PCode">systemctl cat sshd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rop-in files — customise without modifying originals (cont.)</text:p>
          </draw:text-box>
        </draw:frame>
        <draw:frame draw:style-name="CodeBox" svg:width="31.8700cm" svg:height="13.5500cm" svg:x="1.0000cm" svg:y="4.0000cm">
          <draw:text-box>
            <text:p text:style-name="PCode">sudo systemctl daemon-reload
sudo systemctl restart sshd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rvice restart policies</text:p>
          </draw:text-box>
        </draw:frame>
        <draw:frame draw:style-name="TransBox" svg:width="15.7350cm" svg:height="13.5500cm" svg:x="1.0000cm" svg:y="4.0000cm">
          <draw:text-box>
            <text:p text:style-name="PBullet">• Value: Meaning</text:p>
            <text:p text:style-name="PBullet">• no: Never restart (default)</text:p>
            <text:p text:style-name="PBullet">• always: Always restart, regardless of exit code</text:p>
            <text:p text:style-name="PBullet">• on-failure: Restart only on non-zero exit or signal</text:p>
            <text:p text:style-name="PBullet">• on-abnormal: Restart on signal, watchdog timeout, or core dump</text:p>
            <text:p text:style-name="PBullet">• This allows 3 restart attempts in 60 seconds, then gives up.</text:p>
          </draw:text-box>
        </draw:frame>
        <draw:frame draw:style-name="CodeBox" svg:width="15.7350cm" svg:height="13.5500cm" svg:x="17.1350cm" svg:y="4.0000cm">
          <draw:text-box>
            <text:p text:style-name="PCode">[Service]
Restart=on-failure
RestartSec=10s
StartLimitIntervalSec=60s
StartLimitBurst=3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emplate units</text:p>
          </draw:text-box>
        </draw:frame>
        <draw:frame draw:style-name="TransBox" svg:width="15.7350cm" svg:height="13.5500cm" svg:x="1.0000cm" svg:y="4.0000cm">
          <draw:text-box>
            <text:p text:style-name="PBullet">• Template units allow one unit file to instantiate multiple services:</text:p>
            <text:p text:style-name="PBullet">• A template unit file uses %i for the instance parameter:</text:p>
            <text:p text:style-name="PBullet">• Start instances:</text:p>
          </draw:text-box>
        </draw:frame>
        <draw:frame draw:style-name="CodeBox" svg:width="15.7350cm" svg:height="13.5500cm" svg:x="17.1350cm" svg:y="4.0000cm">
          <draw:text-box>
            <text:p text:style-name="PCode">sshd@.service → sshd@22.service, sshd@2222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emplate units (cont.)</text:p>
          </draw:text-box>
        </draw:frame>
        <draw:frame draw:style-name="CodeBox" svg:width="31.8700cm" svg:height="13.5500cm" svg:x="1.0000cm" svg:y="4.0000cm">
          <draw:text-box>
            <text:p text:style-name="PCode"># /etc/systemd/system/myapp@.service
[Unit]
Description=My App instance %i

[Service]
ExecStart=/usr/bin/myapp --port %i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emplate units (cont.)</text:p>
          </draw:text-box>
        </draw:frame>
        <draw:frame draw:style-name="CodeBox" svg:width="31.8700cm" svg:height="13.5500cm" svg:x="1.0000cm" svg:y="4.0000cm">
          <draw:text-box>
            <text:p text:style-name="PCode">sudo systemctl start myapp@8080.service
sudo systemctl start myapp@8081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arget units (grouping)</text:p>
          </draw:text-box>
        </draw:frame>
        <draw:frame draw:style-name="TransBox" svg:width="15.7350cm" svg:height="13.5500cm" svg:x="1.0000cm" svg:y="4.0000cm">
          <draw:text-box>
            <text:p text:style-name="PBullet">• Start everything:</text:p>
          </draw:text-box>
        </draw:frame>
        <draw:frame draw:style-name="CodeBox" svg:width="15.7350cm" svg:height="13.5500cm" svg:x="17.1350cm" svg:y="4.0000cm">
          <draw:text-box>
            <text:p text:style-name="PCode"># /etc/systemd/system/myapp.target
[Unit]
Description=All My Application Services
Wants=myapp@8080.service myapp@8081.service
After=network-online.targe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arget units (grouping) (cont.)</text:p>
          </draw:text-box>
        </draw:frame>
        <draw:frame draw:style-name="CodeBox" svg:width="31.8700cm" svg:height="13.5500cm" svg:x="1.0000cm" svg:y="4.0000cm">
          <draw:text-box>
            <text:p text:style-name="PCode">sudo systemctl start myapp.targe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alyse startup time</text:p>
          </draw:text-box>
        </draw:frame>
        <draw:frame draw:style-name="CodeBox" svg:width="31.8700cm" svg:height="13.5500cm" svg:x="1.0000cm" svg:y="4.0000cm">
          <draw:text-box>
            <text:p text:style-name="PCode"># Total boot time breakdown
systemd-analyze

# Per-unit time
systemd-analyze blame | head -20

# Dependency graph (saves SVG)
systemd-analyze dot --require | dot -Tsvg &gt; boot.svg

# Critical chain to a unit
systemd-analyze critical-chain sshd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dvanced systemd — Dependencies, Drop-ins</text:p>
          </draw:text-box>
        </draw:frame>
        <draw:frame draw:style-name="TransBox" svg:width="31.8700cm" svg:height="13.5500cm" svg:x="1.0000cm" svg:y="4.0000cm">
          <draw:text-box>
            <text:p text:style-name="PBullet">✓  Unit dependency directives: systemd uses directives to define ordering and requirements between units:</text:p>
            <text:p text:style-name="PBullet">✓  network.target vs network-online.target: Target: Meaning</text:p>
            <text:p text:style-name="PBullet">✓  Drop-in files — customise without modifying originals: Drop-ins override or extend a unit without touching the shipped file:</text:p>
            <text:p text:style-name="PBullet">✓  Service restart policies: Value: Meaning</text:p>
            <text:p text:style-name="PBullet">✓  Template units: Template units allow one unit file to instantiate multiple services:</text:p>
            <text:p text:style-name="PBullet">✓  Target units (grouping): Start everything:</text:p>
            <text:p text:style-name="PBullet">✓  Analyse startup ti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